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bottom" draw:auto-grow-height="false" fo:min-height="9.021cm" fo:min-width="18.931cm"/>
    </style:style>
    <style:style style:name="gr2" style:family="graphic" style:parent-style-name="standard">
      <style:graphic-properties draw:stroke="dash" draw:stroke-dash="Ultrafine_20_2_20_Dots_20_3_20_Dashes" svg:stroke-color="#3465a4" draw:fill-color="#ffffff" draw:textarea-horizontal-align="justify" draw:textarea-vertical-align="middle" draw:auto-grow-height="false" fo:min-height="3.433cm" fo:min-width="13.343cm"/>
    </style:style>
    <style:style style:name="gr3" style:family="graphic" style:parent-style-name="standard">
      <style:graphic-properties draw:fill-color="#ffffff" draw:textarea-horizontal-align="left" draw:textarea-vertical-align="bottom" draw:auto-grow-height="false" fo:min-height="17.657cm" fo:min-width="25.535cm"/>
    </style:style>
    <style:style style:name="gr4" style:family="graphic" style:parent-style-name="standard">
      <style:graphic-properties draw:fill-color="#ffffff" draw:textarea-horizontal-align="left" draw:textarea-vertical-align="top" draw:auto-grow-height="false" fo:min-height="11.434cm" fo:min-width="19.058cm"/>
    </style:style>
    <style:style style:name="gr5" style:family="graphic" style:parent-style-name="standard">
      <style:graphic-properties draw:fill-color="#ffffff" draw:textarea-horizontal-align="justify" draw:textarea-vertical-align="top" draw:auto-grow-height="false" fo:min-height="7.243cm" fo:min-width="5.723cm"/>
    </style:style>
    <style:style style:name="gr6" style:family="graphic" style:parent-style-name="standard">
      <style:graphic-properties draw:stroke="dash" draw:stroke-dash="Ultrafine_20_2_20_Dots_20_3_20_Dashes" svg:stroke-color="#3465a4" draw:fill-color="#ffffff" draw:textarea-horizontal-align="justify" draw:textarea-vertical-align="middle" draw:auto-grow-height="false" fo:min-height="2.925cm" fo:min-width="20.455cm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147cm" fo:min-width="4.326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147cm" fo:min-width="5.723cm"/>
    </style:style>
    <style:style style:name="gr11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2" style:family="graphic" style:parent-style-name="objectwithoutfill">
      <style:graphic-properties draw:stroke="dash" draw:stroke-dash="Fine_20_Dashed" svg:stroke-color="#000000" draw:marker-end="Arrow" draw:marker-end-width="0.3cm" draw:fill="none" draw:fill-color="#ffffff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controls" svg:width="19.431cm" svg:height="9.271cm" svg:x="8.858cm" svg:y="26.025cm">
          <text:p text:style-name="P1">EdgeCore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controls" svg:width="13.843cm" svg:height="3.683cm" svg:x="10.509cm" svg:y="2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controls" svg:width="26.035cm" svg:height="17.907cm" svg:x="2.508cm" svg:y="7.229cm">
          <text:p text:style-name="P1">CloudCor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controls" svg:width="19.558cm" svg:height="11.684cm" svg:x="5.302cm" svg:y="12.309cm">
          <text:p text:style-name="P1">CloudHu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controls" svg:width="6.223cm" svg:height="7.493cm" svg:x="8.223cm" svg:y="15.23cm">
          <text:p text:style-name="P1">NodeMessageQueue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controls" svg:width="20.955cm" svg:height="3.175cm" svg:x="4.286cm" svg:y="7.8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controls" svg:width="3.556cm" svg:height="1.397cm" svg:x="7.013cm" svg:y="4.715cm">
          <text:p text:style-name="P1">Etcd</text:p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controls" svg:width="4.826cm" svg:height="1.397cm" svg:x="12.35cm" svg:y="4.715cm">
          <text:p text:style-name="P1">k8s-apiserver</text:p>
          <draw:enhanced-geometry svg:viewBox="0 0 21600 21600" draw:type="rectangle" draw:enhanced-path="M 0 0 L 21600 0 21600 21600 0 21600 0 0 Z N"/>
        </draw:custom-shape>
        <draw:connector draw:style-name="gr9" draw:text-style-name="P3" draw:layer="controls" draw:type="line" svg:x1="10.569cm" svg:y1="5.413cm" svg:x2="12.35cm" svg:y2="5.413cm" draw:start-shape="id1" draw:start-glue-point="1" draw:end-shape="id2" draw:end-glue-point="3" svg:d="M10569 5413h1781" svg:viewBox="0 0 1782 1">
          <text:p/>
        </draw:connector>
        <draw:custom-shape draw:style-name="gr8" draw:text-style-name="P1" draw:layer="controls" svg:width="4.826cm" svg:height="1.397cm" svg:x="5.302cm" svg:y="8.817cm">
          <text:p text:style-name="P1">EdgeControll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controls" svg:width="4.826cm" svg:height="1.397cm" svg:x="11.525cm" svg:y="8.817cm">
          <text:p text:style-name="P1">DeviceControll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controls" svg:width="4.826cm" svg:height="1.397cm" svg:x="18.383cm" svg:y="8.817cm">
          <text:p text:style-name="P1">SyncController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controls" svg:width="4.826cm" svg:height="1.397cm" svg:x="29.559cm" svg:y="17.262cm">
          <text:p text:style-name="P1">K8s-CRD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controls" svg:width="6.223cm" svg:height="1.397cm" svg:x="11.652cm" svg:y="12.963cm">
          <text:p text:style-name="P1">MessageDispatcher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controls" svg:width="4.826cm" svg:height="1.397cm" svg:x="8.731cm" svg:y="16.627cm">
          <text:p text:style-name="P1">Msg</text:p>
          <draw:enhanced-geometry svg:viewBox="0 0 21600 21600" draw:type="rectangle" draw:enhanced-path="M 0 0 L 21600 0 21600 21600 0 21600 0 0 Z N"/>
        </draw:custom-shape>
        <draw:custom-shape draw:style-name="gr8" draw:text-style-name="P1" draw:layer="controls" svg:width="4.826cm" svg:height="1.397cm" svg:x="8.731cm" svg:y="18.786cm">
          <text:p text:style-name="P1">Msg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controls" svg:width="4.826cm" svg:height="1.397cm" svg:x="8.604cm" svg:y="20.691cm">
          <text:p text:style-name="P1">Msg</text:p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controls" svg:width="6.223cm" svg:height="1.397cm" svg:x="17.304cm" svg:y="17.262cm">
          <text:p text:style-name="P1">MessageAckChan</text:p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controls" svg:width="6.223cm" svg:height="1.397cm" svg:x="17.304cm" svg:y="20.183cm">
          <text:p text:style-name="P1">HandleServer 101</text:p>
          <draw:enhanced-geometry svg:viewBox="0 0 21600 21600" draw:type="rectangle" draw:enhanced-path="M 0 0 L 21600 0 21600 21600 0 21600 0 0 Z N"/>
        </draw:custom-shape>
        <draw:connector draw:style-name="gr11" draw:text-style-name="P4" draw:layer="controls" draw:type="line" svg:x1="14.763cm" svg:y1="14.36cm" svg:x2="11.144cm" svg:y2="16.627cm" draw:start-shape="id3" draw:start-glue-point="2" draw:end-shape="id4" draw:end-glue-point="0" svg:d="M14763 14360l-3619 2267" svg:viewBox="0 0 3620 2268">
          <text:p/>
        </draw:connector>
        <draw:connector draw:style-name="gr12" draw:text-style-name="P4" draw:layer="controls" svg:x1="31.972cm" svg:y1="17.262cm" svg:x2="17.176cm" svg:y2="5.413cm" draw:start-shape="id5" draw:start-glue-point="0" draw:end-shape="id2" draw:end-glue-point="1" svg:d="M31972 17262v-11849h-14796" svg:viewBox="0 0 14797 11850">
          <text:p/>
        </draw:connector>
        <draw:connector draw:style-name="gr11" draw:text-style-name="P4" draw:layer="controls" draw:type="line" svg:x1="23.527cm" svg:y1="17.96cm" svg:x2="29.559cm" svg:y2="17.96cm" draw:start-shape="id6" draw:start-glue-point="1" draw:end-shape="id5" svg:d="M23527 17960h6032" svg:viewBox="0 0 6033 1">
          <text:p/>
        </draw:connector>
        <draw:connector draw:style-name="gr11" draw:text-style-name="P4" draw:layer="controls" draw:type="line" svg:x1="14.763cm" svg:y1="11.039cm" svg:x2="14.763cm" svg:y2="12.963cm" draw:start-shape="id7" draw:start-glue-point="2" draw:end-shape="id3" draw:end-glue-point="0" svg:d="M14763 11039v1924" svg:viewBox="0 0 1 1925">
          <text:p/>
        </draw:connector>
        <draw:connector draw:style-name="gr11" draw:text-style-name="P4" draw:layer="controls" draw:type="line" svg:x1="20.415cm" svg:y1="20.183cm" svg:x2="20.415cm" svg:y2="18.659cm" draw:start-shape="id8" draw:start-glue-point="0" draw:end-shape="id6" svg:d="M20415 20183v-1524" svg:viewBox="0 0 1 1525">
          <text:p/>
        </draw:connector>
        <draw:custom-shape draw:style-name="gr8" draw:text-style-name="P1" xml:id="id11" draw:id="id11" draw:layer="controls" svg:width="4.826cm" svg:height="1.397cm" svg:x="11.144cm" svg:y="30.597cm">
          <text:p text:style-name="P1">MetaManerager</text:p>
          <draw:enhanced-geometry svg:viewBox="0 0 21600 21600" draw:type="rectangle" draw:enhanced-path="M 0 0 L 21600 0 21600 21600 0 21600 0 0 Z N"/>
        </draw:custom-shape>
        <draw:custom-shape draw:style-name="gr8" draw:text-style-name="P1" xml:id="id12" draw:id="id12" draw:layer="controls" svg:width="4.826cm" svg:height="1.397cm" svg:x="18.383cm" svg:y="30.597cm">
          <text:p text:style-name="P1">DeviceTwin</text:p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controls" svg:width="4.826cm" svg:height="1.397cm" svg:x="14.086cm" svg:y="26.406cm">
          <text:p text:style-name="P1">EdgeHub</text:p>
          <draw:enhanced-geometry svg:viewBox="0 0 21600 21600" draw:type="rectangle" draw:enhanced-path="M 0 0 L 21600 0 21600 21600 0 21600 0 0 Z N"/>
        </draw:custom-shape>
        <draw:custom-shape draw:style-name="gr8" draw:text-style-name="P1" xml:id="id14" draw:id="id14" draw:layer="controls" svg:width="4.826cm" svg:height="1.397cm" svg:x="2.381cm" svg:y="30.343cm">
          <text:p text:style-name="P1">DataStore</text:p>
          <draw:enhanced-geometry svg:viewBox="0 0 21600 21600" draw:type="rectangle" draw:enhanced-path="M 0 0 L 21600 0 21600 21600 0 21600 0 0 Z N"/>
        </draw:custom-shape>
        <draw:connector draw:style-name="gr11" draw:text-style-name="P4" draw:layer="controls" draw:type="line" svg:x1="11.017cm" svg:y1="22.088cm" svg:x2="16.499cm" svg:y2="26.406cm" draw:start-shape="id9" draw:start-glue-point="2" draw:end-shape="id10" draw:end-glue-point="0" svg:d="M11017 22088l5482 4318" svg:viewBox="0 0 5483 4319">
          <text:p/>
        </draw:connector>
        <draw:connector draw:style-name="gr11" draw:text-style-name="P4" draw:layer="controls" draw:type="line" svg:x1="16.499cm" svg:y1="26.406cm" svg:x2="20.415cm" svg:y2="21.58cm" draw:start-shape="id10" draw:start-glue-point="0" draw:end-shape="id8" draw:end-glue-point="2" svg:d="M16499 26406l3916-4826" svg:viewBox="0 0 3917 4827">
          <text:p/>
        </draw:connector>
        <draw:connector draw:style-name="gr13" draw:text-style-name="P4" draw:layer="controls" draw:type="line" svg:x1="16.499cm" svg:y1="27.803cm" svg:x2="13.557cm" svg:y2="30.597cm" draw:start-shape="id10" draw:start-glue-point="2" draw:end-shape="id11" draw:end-glue-point="0" svg:d="M16499 27803l-2942 2794" svg:viewBox="0 0 2943 2795">
          <text:p/>
        </draw:connector>
        <draw:connector draw:style-name="gr13" draw:text-style-name="P4" draw:layer="controls" draw:type="line" svg:x1="16.499cm" svg:y1="27.803cm" svg:x2="20.796cm" svg:y2="30.597cm" draw:start-shape="id10" draw:start-glue-point="2" draw:end-shape="id12" draw:end-glue-point="0" svg:d="M16499 27803l4297 2794" svg:viewBox="0 0 4298 2795">
          <text:p/>
        </draw:connector>
        <draw:connector draw:style-name="gr13" draw:text-style-name="P4" draw:layer="controls" draw:type="line" svg:x1="13.43cm" svg:y1="21.389cm" svg:x2="17.304cm" svg:y2="17.96cm" draw:start-shape="id9" draw:start-glue-point="1" draw:end-shape="id6" draw:end-glue-point="3" svg:d="M13430 21389l3874-3429" svg:viewBox="0 0 3875 3430">
          <text:p/>
        </draw:connector>
        <draw:connector draw:style-name="gr11" draw:text-style-name="P4" draw:layer="controls" draw:type="line" svg:x1="10.509cm" svg:y1="31.041cm" svg:x2="7.207cm" svg:y2="31.041cm" draw:start-shape="id13" draw:start-glue-point="3" draw:end-shape="id14" svg:d="M10509 31041h-3302" svg:viewBox="0 0 3303 1">
          <text:p/>
        </draw:connector>
        <draw:connector draw:style-name="gr11" draw:text-style-name="P4" draw:layer="controls" draw:type="line" svg:x1="14.763cm" svg:y1="6.112cm" svg:x2="14.763cm" svg:y2="7.864cm" draw:start-shape="id2" draw:start-glue-point="2" draw:end-shape="id7" svg:d="M14763 6112v1752" svg:viewBox="0 0 1 17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0T19:47:53.600354562</meta:creation-date>
    <dc:date>2020-04-10T10:34:37.513509678</dc:date>
    <meta:editing-duration>PT49M46S</meta:editing-duration>
    <meta:editing-cycles>19</meta:editing-cycles>
    <meta:generator>LibreOffice/6.0.7.3$Linux_X86_64 LibreOffice_project/00m0$Build-3</meta:generator>
    <meta:document-statistic meta:object-count="35"/>
  </office:meta>
</office:document-meta>
</file>